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paragraph" svg:width="6.2984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draw:frame draw:style-name="fr2" draw:name="Object3" text:anchor-type="paragraph" svg:width="6.2984in" svg:height="3.5429in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Standard"><draw:frame draw:style-name="fr2" draw:name="Object4" text:anchor-type="paragraph" svg:width="6.2984in" svg:height="3.5429in" draw:z-index="3"><draw:object xlink:href="./Object 4" xlink:type="simple" xlink:show="embed" xlink:actuate="onLoad"/><draw:image xlink:href="./ObjectReplacements/Object 4" xlink:type="simple" xlink:show="embed" xlink:actuate="onLoad"/><svg:desc>char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22:41:25.228963443</meta:creation-date>
    <dc:date>2019-10-15T01:21:53.592715521</dc:date>
    <meta:editing-duration>PT9M19S</meta:editing-duration>
    <meta:editing-cycles>1</meta:editing-cycles>
    <meta:generator>LibreOffice/5.3.6.1$Linux_X86_64 LibreOffice_project/30$Build-1</meta:generator>
    <meta:document-statistic meta:table-count="0" meta:image-count="0" meta:object-count="4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4.317cm" svg:y="0.314cm" chart:style-name="ch2">
          <text:p>Elapsed Time(Random, 10~100,000)</text:p>
        </chart:title>
        <chart:legend chart:legend-position="end" svg:x="13.225cm" svg:y="3.781cm" style:legend-expansion="high" chart:style-name="ch3"/>
        <chart:plot-area chart:style-name="ch4" chart:data-source-has-labels="both" svg:x="1.278cm" svg:y="1.246cm" svg:width="11.628cm" svg:height="6.645cm">
          <chartooo:coordinate-region svg:x="2.085cm" svg:y="1.419cm" svg:width="10.013cm" svg:height="5.878cm"/>
          <chart:axis chart:dimension="x" chart:name="primary-x" chart:style-name="ch5" chartooo:axis-type="auto">
            <chartooo:date-scale/>
            <chart:title svg:x="5.566cm" svg:y="8.07cm" chart:style-name="ch6">
              <text:p>Number of Elements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5.26cm" chart:style-name="ch8">
              <text:p>Seconds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local-table.$B$2:.$B$10" chart:label-cell-address="local-table.$B$1" chart:class="chart:line">
            <chart:data-point chart:repeated="9"/>
          </chart:series>
          <chart:series chart:attached-axis="primary-y" chart:style-name="ch12" chart:values-cell-range-address="local-table.$C$2:.$C$10" chart:label-cell-address="local-table.$C$1" chart:class="chart:line">
            <chart:data-point chart:repeated="9"/>
          </chart:series>
          <chart:series chart:attached-axis="primary-y" chart:style-name="ch13" chart:values-cell-range-address="local-table.$D$2:.$D$10" chart:label-cell-address="local-table.$D$1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</table:table-cell>
              <table:table-cell office:value-type="string">
                <text:p>Selection</text:p>
              </table:table-cell>
              <table:table-cell office:value-type="string">
                <text:p>Bubble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00068162">
                <text:p>0.00068162</text:p>
              </table:table-cell>
              <table:table-cell office:value-type="float" office:value="0.000534263">
                <text:p>0.000534263</text:p>
              </table:table-cell>
              <table:table-cell office:value-type="float" office:value="0.000680259">
                <text:p>0.0006802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32557">
                <text:p>0.000032557</text:p>
              </table:table-cell>
              <table:table-cell office:value-type="float" office:value="0.000020471">
                <text:p>0.000020471</text:p>
              </table:table-cell>
              <table:table-cell office:value-type="float" office:value="0.000063842">
                <text:p>0.0000638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250765">
                <text:p>0.000250765</text:p>
              </table:table-cell>
              <table:table-cell office:value-type="float" office:value="0.000153852">
                <text:p>0.000153852</text:p>
              </table:table-cell>
              <table:table-cell office:value-type="float" office:value="0.000536241">
                <text:p>0.00053624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256333">
                <text:p>0.00256333</text:p>
              </table:table-cell>
              <table:table-cell office:value-type="float" office:value="0.00140846">
                <text:p>0.00140846</text:p>
              </table:table-cell>
              <table:table-cell office:value-type="float" office:value="0.0047548">
                <text:p>0.004754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250203">
                <text:p>0.0250203</text:p>
              </table:table-cell>
              <table:table-cell office:value-type="float" office:value="0.0135003">
                <text:p>0.0135003</text:p>
              </table:table-cell>
              <table:table-cell office:value-type="float" office:value="0.04682">
                <text:p>0.04682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0.260878">
                <text:p>0.260878</text:p>
              </table:table-cell>
              <table:table-cell office:value-type="float" office:value="0.134072">
                <text:p>0.134072</text:p>
              </table:table-cell>
              <table:table-cell office:value-type="float" office:value="0.457243">
                <text:p>0.457243</text:p>
              </table:table-cell>
            </table:table-row>
            <table:table-row>
              <table:table-cell office:value-type="string">
                <text:p>9410</text:p>
              </table:table-cell>
              <table:table-cell office:value-type="float" office:value="2.43969">
                <text:p>2.43969</text:p>
              </table:table-cell>
              <table:table-cell office:value-type="float" office:value="1.29562">
                <text:p>1.29562</text:p>
              </table:table-cell>
              <table:table-cell office:value-type="float" office:value="4.4795">
                <text:p>4.4795</text:p>
              </table:table-cell>
            </table:table-row>
            <table:table-row>
              <table:table-cell office:value-type="string">
                <text:p>29556</text:p>
              </table:table-cell>
              <table:table-cell office:value-type="float" office:value="23.6405">
                <text:p>23.6405</text:p>
              </table:table-cell>
              <table:table-cell office:value-type="float" office:value="12.7674">
                <text:p>12.7674</text:p>
              </table:table-cell>
              <table:table-cell office:value-type="float" office:value="44.6502">
                <text:p>44.6502</text:p>
              </table:table-cell>
            </table:table-row>
            <table:table-row>
              <table:table-cell office:value-type="string">
                <text:p>92835</text:p>
              </table:table-cell>
              <table:table-cell office:value-type="float" office:value="232.929">
                <text:p>232.929</text:p>
              </table:table-cell>
              <table:table-cell office:value-type="float" office:value="126.117">
                <text:p>126.117</text:p>
              </table:table-cell>
              <table:table-cell office:value-type="float" office:value="440.195">
                <text:p>440.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3.484cm" svg:y="0.314cm" chart:style-name="ch2">
          <text:p>Eslased Time(Descending, 70,000~140,000) </text:p>
        </chart:title>
        <chart:legend chart:legend-position="end" svg:x="13.225cm" svg:y="3.781cm" style:legend-expansion="high" chart:style-name="ch3"/>
        <chart:plot-area chart:style-name="ch4" chart:data-source-has-labels="both" svg:x="1.278cm" svg:y="1.246cm" svg:width="11.628cm" svg:height="6.645cm">
          <chartooo:coordinate-region svg:x="1.899cm" svg:y="1.419cm" svg:width="10.45cm" svg:height="5.878cm"/>
          <chart:axis chart:dimension="x" chart:name="primary-x" chart:style-name="ch5" chartooo:axis-type="auto">
            <chartooo:date-scale/>
            <chart:title svg:x="5.566cm" svg:y="8.07cm" chart:style-name="ch6">
              <text:p>Number of Elements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5.26cm" chart:style-name="ch8">
              <text:p>Second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series chart:style-name="ch11" chart:values-cell-range-address="local-table.$C$2:.$C$9" chart:label-cell-address="local-table.$C$1" chart:class="chart:line">
            <chart:data-point chart:repeated="8"/>
          </chart:series>
          <chart:series chart:style-name="ch12" chart:values-cell-range-address="local-table.$D$2:.$D$9" chart:label-cell-address="local-table.$D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</text:p>
              </table:table-cell>
              <table:table-cell office:value-type="string">
                <text:p>Selection</text:p>
              </table:table-cell>
              <table:table-cell office:value-type="string">
                <text:p>Bubble </text:p>
              </table:table-cell>
            </table:table-row>
          </table:table-header-rows>
          <table:table-rows>
            <table:table-row>
              <table:table-cell office:value-type="string">
                <text:p>70000</text:p>
              </table:table-cell>
              <table:table-cell office:value-type="float" office:value="6.6167">
                <text:p>6.6167</text:p>
              </table:table-cell>
              <table:table-cell office:value-type="float" office:value="5.16456">
                <text:p>5.16456</text:p>
              </table:table-cell>
              <table:table-cell office:value-type="float" office:value="20.4767">
                <text:p>20.4767</text:p>
              </table:table-cell>
            </table:table-row>
            <table:table-row>
              <table:table-cell office:value-type="string">
                <text:p>77000</text:p>
              </table:table-cell>
              <table:table-cell office:value-type="float" office:value="8.03003">
                <text:p>8.03003</text:p>
              </table:table-cell>
              <table:table-cell office:value-type="float" office:value="6.24948">
                <text:p>6.24948</text:p>
              </table:table-cell>
              <table:table-cell office:value-type="float" office:value="24.7475">
                <text:p>24.7475</text:p>
              </table:table-cell>
            </table:table-row>
            <table:table-row>
              <table:table-cell office:value-type="string">
                <text:p>84700</text:p>
              </table:table-cell>
              <table:table-cell office:value-type="float" office:value="9.71174">
                <text:p>9.71174</text:p>
              </table:table-cell>
              <table:table-cell office:value-type="float" office:value="7.56199">
                <text:p>7.56199</text:p>
              </table:table-cell>
              <table:table-cell office:value-type="float" office:value="29.9417">
                <text:p>29.9417</text:p>
              </table:table-cell>
            </table:table-row>
            <table:table-row>
              <table:table-cell office:value-type="string">
                <text:p>93170</text:p>
              </table:table-cell>
              <table:table-cell office:value-type="float" office:value="11.7803">
                <text:p>11.7803</text:p>
              </table:table-cell>
              <table:table-cell office:value-type="float" office:value="9.15003">
                <text:p>9.15003</text:p>
              </table:table-cell>
              <table:table-cell office:value-type="float" office:value="36.3046">
                <text:p>36.3046</text:p>
              </table:table-cell>
            </table:table-row>
            <table:table-row>
              <table:table-cell office:value-type="string">
                <text:p>102487</text:p>
              </table:table-cell>
              <table:table-cell office:value-type="float" office:value="14.2106">
                <text:p>14.2106</text:p>
              </table:table-cell>
              <table:table-cell office:value-type="float" office:value="11.1178">
                <text:p>11.1178</text:p>
              </table:table-cell>
              <table:table-cell office:value-type="float" office:value="43.8172">
                <text:p>43.8172</text:p>
              </table:table-cell>
            </table:table-row>
            <table:table-row>
              <table:table-cell office:value-type="string">
                <text:p>112735</text:p>
              </table:table-cell>
              <table:table-cell office:value-type="float" office:value="17.1415">
                <text:p>17.1415</text:p>
              </table:table-cell>
              <table:table-cell office:value-type="float" office:value="13.4294">
                <text:p>13.4294</text:p>
              </table:table-cell>
              <table:table-cell office:value-type="float" office:value="52.8211">
                <text:p>52.8211</text:p>
              </table:table-cell>
            </table:table-row>
            <table:table-row>
              <table:table-cell office:value-type="string">
                <text:p>124008</text:p>
              </table:table-cell>
              <table:table-cell office:value-type="float" office:value="20.819">
                <text:p>20.819</text:p>
              </table:table-cell>
              <table:table-cell office:value-type="float" office:value="16.2142">
                <text:p>16.2142</text:p>
              </table:table-cell>
              <table:table-cell office:value-type="float" office:value="64.1794">
                <text:p>64.1794</text:p>
              </table:table-cell>
            </table:table-row>
            <table:table-row>
              <table:table-cell office:value-type="string">
                <text:p>136408</text:p>
              </table:table-cell>
              <table:table-cell office:value-type="float" office:value="25.0266">
                <text:p>25.0266</text:p>
              </table:table-cell>
              <table:table-cell office:value-type="float" office:value="19.702">
                <text:p>19.702</text:p>
              </table:table-cell>
              <table:table-cell office:value-type="float" office:value="77.8792">
                <text:p>77.87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3.682cm" svg:y="0.314cm" chart:style-name="ch2">
          <text:p>Elapsed Time(Ascending, 70,000~140,000)</text:p>
        </chart:title>
        <chart:legend chart:legend-position="end" svg:x="13.199cm" svg:y="3.781cm" style:legend-expansion="high" chart:style-name="ch3"/>
        <chart:plot-area chart:style-name="ch4" chart:data-source-has-labels="both" svg:x="1.278cm" svg:y="1.246cm" svg:width="11.602cm" svg:height="6.645cm">
          <chartooo:coordinate-region svg:x="1.899cm" svg:y="1.419cm" svg:width="10.424cm" svg:height="5.878cm"/>
          <chart:axis chart:dimension="x" chart:name="primary-x" chart:style-name="ch5" chartooo:axis-type="auto">
            <chartooo:date-scale/>
            <chart:title svg:x="5.553cm" svg:y="8.07cm" chart:style-name="ch6">
              <text:p>Number of Elements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5.26cm" chart:style-name="ch8">
              <text:p>Second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series chart:style-name="ch11" chart:values-cell-range-address="local-table.$C$2:.$C$9" chart:label-cell-address="local-table.$C$1" chart:class="chart:line">
            <chart:data-point chart:repeated="8"/>
          </chart:series>
          <chart:series chart:style-name="ch12" chart:values-cell-range-address="local-table.$D$2:.$D$9" chart:label-cell-address="local-table.$D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70000</text:p>
              </table:table-cell>
              <table:table-cell office:value-type="float" office:value="6.70317">
                <text:p>6.70317</text:p>
              </table:table-cell>
              <table:table-cell office:value-type="float" office:value="5.16137">
                <text:p>5.16137</text:p>
              </table:table-cell>
              <table:table-cell office:value-type="float" office:value="20.2207">
                <text:p>20.2207</text:p>
              </table:table-cell>
            </table:table-row>
            <table:table-row>
              <table:table-cell office:value-type="string">
                <text:p>77000</text:p>
              </table:table-cell>
              <table:table-cell office:value-type="float" office:value="8.00918">
                <text:p>8.00918</text:p>
              </table:table-cell>
              <table:table-cell office:value-type="float" office:value="6.24562">
                <text:p>6.24562</text:p>
              </table:table-cell>
              <table:table-cell office:value-type="float" office:value="24.5065">
                <text:p>24.5065</text:p>
              </table:table-cell>
            </table:table-row>
            <table:table-row>
              <table:table-cell office:value-type="string">
                <text:p>84700</text:p>
              </table:table-cell>
              <table:table-cell office:value-type="float" office:value="9.64022">
                <text:p>9.64022</text:p>
              </table:table-cell>
              <table:table-cell office:value-type="float" office:value="7.55586">
                <text:p>7.55586</text:p>
              </table:table-cell>
              <table:table-cell office:value-type="float" office:value="29.5887">
                <text:p>29.5887</text:p>
              </table:table-cell>
            </table:table-row>
            <table:table-row>
              <table:table-cell office:value-type="string">
                <text:p>93170</text:p>
              </table:table-cell>
              <table:table-cell office:value-type="float" office:value="11.6935">
                <text:p>11.6935</text:p>
              </table:table-cell>
              <table:table-cell office:value-type="float" office:value="9.14375">
                <text:p>9.14375</text:p>
              </table:table-cell>
              <table:table-cell office:value-type="float" office:value="36.0114">
                <text:p>36.0114</text:p>
              </table:table-cell>
            </table:table-row>
            <table:table-row>
              <table:table-cell office:value-type="string">
                <text:p>102487</text:p>
              </table:table-cell>
              <table:table-cell office:value-type="float" office:value="14.2239">
                <text:p>14.2239</text:p>
              </table:table-cell>
              <table:table-cell office:value-type="float" office:value="11.0735">
                <text:p>11.0735</text:p>
              </table:table-cell>
              <table:table-cell office:value-type="float" office:value="40.0365">
                <text:p>40.0365</text:p>
              </table:table-cell>
            </table:table-row>
            <table:table-row>
              <table:table-cell office:value-type="string">
                <text:p>112735</text:p>
              </table:table-cell>
              <table:table-cell office:value-type="float" office:value="17.1928">
                <text:p>17.1928</text:p>
              </table:table-cell>
              <table:table-cell office:value-type="float" office:value="13.3949">
                <text:p>13.3949</text:p>
              </table:table-cell>
              <table:table-cell office:value-type="float" office:value="52.9654">
                <text:p>52.9654</text:p>
              </table:table-cell>
            </table:table-row>
            <table:table-row>
              <table:table-cell office:value-type="string">
                <text:p>124008</text:p>
              </table:table-cell>
              <table:table-cell office:value-type="float" office:value="20.7655">
                <text:p>20.7655</text:p>
              </table:table-cell>
              <table:table-cell office:value-type="float" office:value="16.1987">
                <text:p>16.1987</text:p>
              </table:table-cell>
              <table:table-cell office:value-type="float" office:value="63.6584">
                <text:p>63.6584</text:p>
              </table:table-cell>
            </table:table-row>
            <table:table-row>
              <table:table-cell office:value-type="string">
                <text:p>136408</text:p>
              </table:table-cell>
              <table:table-cell office:value-type="float" office:value="25.1829">
                <text:p>25.1829</text:p>
              </table:table-cell>
              <table:table-cell office:value-type="float" office:value="19.5986">
                <text:p>19.5986</text:p>
              </table:table-cell>
              <table:table-cell office:value-type="float" office:value="71.2349">
                <text:p>71.23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2.307cm" svg:y="0.314cm" chart:style-name="ch2">
          <text:p>Elapsed Time(Ascending-&gt;Descending, 70,000~140,000)</text:p>
        </chart:title>
        <chart:legend chart:legend-position="end" svg:x="13.199cm" svg:y="3.781cm" style:legend-expansion="high" chart:style-name="ch3"/>
        <chart:plot-area chart:style-name="ch4" chart:data-source-has-labels="both" svg:x="1.278cm" svg:y="1.246cm" svg:width="11.602cm" svg:height="6.645cm">
          <chartooo:coordinate-region svg:x="1.899cm" svg:y="1.419cm" svg:width="10.424cm" svg:height="5.878cm"/>
          <chart:axis chart:dimension="x" chart:name="primary-x" chart:style-name="ch5" chartooo:axis-type="auto">
            <chartooo:date-scale/>
            <chart:title svg:x="5.553cm" svg:y="8.07cm" chart:style-name="ch6">
              <text:p>Number of Elements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5.26cm" chart:style-name="ch8">
              <text:p>Second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series chart:style-name="ch11" chart:values-cell-range-address="local-table.$C$2:.$C$9" chart:label-cell-address="local-table.$C$1" chart:class="chart:line">
            <chart:data-point chart:repeated="8"/>
          </chart:series>
          <chart:series chart:style-name="ch12" chart:values-cell-range-address="local-table.$D$2:.$D$9" chart:label-cell-address="local-table.$D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</table:table-cell>
              <table:table-cell office:value-type="string">
                <text:p>Selection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70000</text:p>
              </table:table-cell>
              <table:table-cell office:value-type="float" office:value="13.3125">
                <text:p>13.3125</text:p>
              </table:table-cell>
              <table:table-cell office:value-type="float" office:value="5.18262">
                <text:p>5.18262</text:p>
              </table:table-cell>
              <table:table-cell office:value-type="float" office:value="19.2133">
                <text:p>19.2133</text:p>
              </table:table-cell>
            </table:table-row>
            <table:table-row>
              <table:table-cell office:value-type="string">
                <text:p>77000</text:p>
              </table:table-cell>
              <table:table-cell office:value-type="float" office:value="16.0991">
                <text:p>16.0991</text:p>
              </table:table-cell>
              <table:table-cell office:value-type="float" office:value="6.26314">
                <text:p>6.26314</text:p>
              </table:table-cell>
              <table:table-cell office:value-type="float" office:value="22.9049">
                <text:p>22.9049</text:p>
              </table:table-cell>
            </table:table-row>
            <table:table-row>
              <table:table-cell office:value-type="string">
                <text:p>84700</text:p>
              </table:table-cell>
              <table:table-cell office:value-type="float" office:value="19.3621">
                <text:p>19.3621</text:p>
              </table:table-cell>
              <table:table-cell office:value-type="float" office:value="7.5785">
                <text:p>7.5785</text:p>
              </table:table-cell>
              <table:table-cell office:value-type="float" office:value="27.7081">
                <text:p>27.7081</text:p>
              </table:table-cell>
            </table:table-row>
            <table:table-row>
              <table:table-cell office:value-type="string">
                <text:p>93170</text:p>
              </table:table-cell>
              <table:table-cell office:value-type="float" office:value="23.5712">
                <text:p>23.5712</text:p>
              </table:table-cell>
              <table:table-cell office:value-type="float" office:value="9.1723">
                <text:p>9.1723</text:p>
              </table:table-cell>
              <table:table-cell office:value-type="float" office:value="33.5431">
                <text:p>33.5431</text:p>
              </table:table-cell>
            </table:table-row>
            <table:table-row>
              <table:table-cell office:value-type="string">
                <text:p>102487</text:p>
              </table:table-cell>
              <table:table-cell office:value-type="float" office:value="28.8501">
                <text:p>28.8501</text:p>
              </table:table-cell>
              <table:table-cell office:value-type="float" office:value="11.0983">
                <text:p>11.0983</text:p>
              </table:table-cell>
              <table:table-cell office:value-type="float" office:value="40.5764">
                <text:p>40.5764</text:p>
              </table:table-cell>
            </table:table-row>
            <table:table-row>
              <table:table-cell office:value-type="string">
                <text:p>112735</text:p>
              </table:table-cell>
              <table:table-cell office:value-type="float" office:value="34.4815">
                <text:p>34.4815</text:p>
              </table:table-cell>
              <table:table-cell office:value-type="float" office:value="13.5313">
                <text:p>13.5313</text:p>
              </table:table-cell>
              <table:table-cell office:value-type="float" office:value="49.1627">
                <text:p>49.1627</text:p>
              </table:table-cell>
            </table:table-row>
            <table:table-row>
              <table:table-cell office:value-type="string">
                <text:p>124008</text:p>
              </table:table-cell>
              <table:table-cell office:value-type="float" office:value="41.8173">
                <text:p>41.8173</text:p>
              </table:table-cell>
              <table:table-cell office:value-type="float" office:value="16.2439">
                <text:p>16.2439</text:p>
              </table:table-cell>
              <table:table-cell office:value-type="float" office:value="59.4058">
                <text:p>59.4058</text:p>
              </table:table-cell>
            </table:table-row>
            <table:table-row>
              <table:table-cell office:value-type="string">
                <text:p>136408</text:p>
              </table:table-cell>
              <table:table-cell office:value-type="float" office:value="50.4716">
                <text:p>50.4716</text:p>
              </table:table-cell>
              <table:table-cell office:value-type="float" office:value="19.645">
                <text:p>19.645</text:p>
              </table:table-cell>
              <table:table-cell office:value-type="float" office:value="72.4566">
                <text:p>72.45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